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 fo:break-before="auto" fo:break-after="auto"/>
      <style:text-properties fo:language="fr" fo:country="FR" officeooo:paragraph-rsid="001050a2"/>
    </style:style>
    <style:style style:name="P2" style:family="paragraph" style:parent-style-name="Standard">
      <style:text-properties officeooo:paragraph-rsid="001050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opportunity in objects"&gt;</text:placeholder></text:p>
      <text:p text:style-name="P2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Hindi1" style:font-family-complex="'Lohit Hind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Obstétar</meta:initial-creator>
    <meta:creation-date>2013-12-03T18:12:57.382839518</meta:creation-date>
    <dc:date>2013-12-04T21:56:59.414992642</dc:date>
    <dc:creator>Pascal Obstétar</dc:creator>
    <meta:editing-duration>PT14M24S</meta:editing-duration>
    <meta:editing-cycles>16</meta:editing-cycles>
    <meta:generator>LibreOffice/4.1.3.2$Linux_X86_64 LibreOffice_project/410m0$Build-2</meta:generator>
    <meta:document-statistic meta:table-count="0" meta:image-count="0" meta:object-count="0" meta:page-count="1" meta:paragraph-count="2" meta:word-count="5" meta:character-count="34" meta:non-whitespace-character-count="31"/>
  </office:meta>
</office:document-meta>
</file>